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writing-mode="lr-tb"/>
    </style:style>
    <style:style style:name="Table2.A" style:family="table-column">
      <style:table-column-properties style:column-width="1.3382in"/>
    </style:style>
    <style:style style:name="Table2.B" style:family="table-column">
      <style:table-column-properties style:column-width="2.2243in"/>
    </style:style>
    <style:style style:name="Table2.C" style:family="table-column">
      <style:table-column-properties style:column-width="3.13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15in"/>
    </style:style>
    <style:style style:name="Table3" style:family="table">
      <style:table-properties style:width="6.6979in" fo:margin-left="0in" table:align="left" style:writing-mode="lr-tb"/>
    </style:style>
    <style:style style:name="Table3.A" style:family="table-column">
      <style:table-column-properties style:column-width="1.3382in"/>
    </style:style>
    <style:style style:name="Table3.B" style:family="table-column">
      <style:table-column-properties style:column-width="5.359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15in"/>
    </style:style>
    <style:style style:name="P1"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style style:name="P2" style:family="paragraph" style:parent-style-name="Body">
      <style:paragraph-properties style:writing-mode="lr-tb"/>
    </style:style>
    <style:style style:name="P3" style:family="paragraph" style:parent-style-name="Body">
      <style:paragraph-properties style:writing-mode="lr-tb"/>
      <style:text-properties style:font-name-asian="Arial Unicode MS" style:font-name-complex="Arial Unicode MS"/>
    </style:style>
    <style:style style:name="P4" style:family="paragraph" style:parent-style-name="Body">
      <style:paragraph-properties style:writing-mode="lr-tb"/>
      <style:text-properties officeooo:rsid="0003e0b1" officeooo:paragraph-rsid="00055fe9" style:font-name-asian="Arial Unicode MS" style:font-name-complex="Arial Unicode MS"/>
    </style:style>
    <style:style style:name="P5" style:family="paragraph" style:parent-style-name="Body">
      <style:paragraph-properties style:writing-mode="lr-tb"/>
      <style:text-properties fo:font-weight="bold" style:font-name-asian="Arial Unicode MS" style:font-weight-asian="bold" style:font-name-complex="Arial Unicode MS" style:font-weight-complex="bold"/>
    </style:style>
    <style:style style:name="P6" style:family="paragraph" style:parent-style-name="Body">
      <style:paragraph-properties style:writing-mode="lr-tb"/>
      <style:text-properties fo:font-weight="bold" officeooo:paragraph-rsid="000f7d7e" style:font-name-asian="Arial Unicode MS" style:font-weight-asian="bold" style:font-name-complex="Arial Unicode MS" style:font-weight-complex="bold"/>
    </style:style>
    <style:style style:name="P7" style:family="paragraph" style:parent-style-name="Body">
      <style:paragraph-properties style:writing-mode="lr-tb"/>
      <style:text-properties fo:font-weight="normal" style:font-name-asian="Arial Unicode MS" style:font-weight-asian="normal" style:font-name-complex="Arial Unicode MS" style:font-weight-complex="normal"/>
    </style:style>
    <style:style style:name="P8" style:family="paragraph" style:parent-style-name="Body">
      <style:paragraph-properties style:writing-mode="lr-tb"/>
      <style:text-properties fo:font-weight="normal" officeooo:rsid="00055fe9" officeooo:paragraph-rsid="00055fe9" style:font-name-asian="Arial Unicode MS" style:font-weight-asian="normal" style:font-name-complex="Arial Unicode MS" style:font-weight-complex="normal"/>
    </style:style>
    <style:style style:name="P9" style:family="paragraph" style:parent-style-name="Body">
      <style:paragraph-properties style:writing-mode="lr-tb"/>
      <style:text-properties fo:font-weight="normal" officeooo:rsid="00045467" officeooo:paragraph-rsid="00055fe9" style:font-name-asian="Arial Unicode MS" style:font-weight-asian="normal" style:font-name-complex="Arial Unicode MS" style:font-weight-complex="normal"/>
    </style:style>
    <style:style style:name="P1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1407a" officeooo:paragraph-rsid="0011407a"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a57d0" officeooo:paragraph-rsid="001a57d0"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f6933" officeooo:paragraph-rsid="001f6933"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29987" officeooo:paragraph-rsid="00229987"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32b6c" officeooo:paragraph-rsid="00232b6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83596" officeooo:paragraph-rsid="00283596"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8c359" officeooo:paragraph-rsid="0028c359"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d6636" officeooo:paragraph-rsid="002d6636"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30adc3" officeooo:paragraph-rsid="0030adc3"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9" style:family="paragraph" style:parent-style-name="Body">
      <style:paragraph-properties fo:break-before="page" style:writing-mode="lr-tb"/>
      <style:text-properties fo:font-weight="bold" officeooo:paragraph-rsid="000f7d7e" style:font-name-asian="Arial Unicode MS" style:font-weight-asian="bold" style:font-name-complex="Arial Unicode MS"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rsid="001245a8" officeooo:paragraph-rsid="001245a8"/>
    </style:style>
    <style:style style:name="P22" style:family="paragraph" style:parent-style-name="Table_20_Contents">
      <style:paragraph-properties fo:text-align="start" style:justify-single-word="false"/>
      <style:text-properties fo:font-weight="bold" officeooo:rsid="001245a8" officeooo:paragraph-rsid="001245a8" style:font-weight-asian="bold" style:font-weight-complex="bold"/>
    </style:style>
    <style:style style:name="P23" style:family="paragraph" style:parent-style-name="Body" style:master-page-name="Standard">
      <style:paragraph-properties fo:text-align="center" style:justify-single-word="false" style:page-number="auto" style:writing-mode="lr-tb"/>
      <style:text-properties fo:font-size="15pt" fo:font-weight="bold" style:font-name-asian="Arial Unicode MS" style:font-size-asian="15pt" style:font-weight-asian="bold" style:font-name-complex="Arial Unicode MS" style:font-size-complex="15pt" style:font-weight-complex="bold"/>
    </style:style>
    <style:style style:name="P24"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1407a" officeooo:paragraph-rsid="0011407a"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5"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4cd3c" officeooo:paragraph-rsid="0014cd3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6"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6bee4" officeooo:paragraph-rsid="0016bee4"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a57d0" officeooo:paragraph-rsid="001c42f7"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8"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ca8d2" officeooo:paragraph-rsid="001d03c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9"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d03cc" officeooo:paragraph-rsid="001e5be9"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0"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e5be9" officeooo:paragraph-rsid="001e5be9"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1"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1309b" officeooo:paragraph-rsid="0021309b"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2"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32b6c" officeooo:paragraph-rsid="00232b6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3"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7fbe9" officeooo:paragraph-rsid="0027fbe9"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4"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9e00e" officeooo:paragraph-rsid="0029e00e"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5"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d6636" officeooo:paragraph-rsid="002d6636"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6"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f726e" officeooo:paragraph-rsid="002f726e"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32891d" officeooo:paragraph-rsid="0032891d"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32891d" officeooo:paragraph-rsid="0032891d"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3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453905" officeooo:paragraph-rsid="00453905"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49fbcd" officeooo:paragraph-rsid="0049fbcd"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4faed1" officeooo:paragraph-rsid="004faed1"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4faed1" officeooo:paragraph-rsid="00583f6e"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583f6e" officeooo:paragraph-rsid="00583f6e"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173fc" officeooo:paragraph-rsid="006173f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1b2d5" officeooo:paragraph-rsid="0061b2d5"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6" style:family="paragraph" style:parent-style-name="Body" style:list-style-name="L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25b2b" officeooo:paragraph-rsid="00625b2b"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25b2b" officeooo:paragraph-rsid="00625b2b"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8" style:family="paragraph" style:parent-style-name="Body" style:list-style-name="L2">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7c6ec" officeooo:paragraph-rsid="0067c6e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49" style:family="paragraph" style:parent-style-name="Body" style:list-style-name="L2">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7c6ec" officeooo:paragraph-rsid="00689b5f"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5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7c6ec" officeooo:paragraph-rsid="0067c6e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5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89b5f" officeooo:paragraph-rsid="00689b5f"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5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89b5f" officeooo:paragraph-rsid="00698c8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5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98c8c" officeooo:paragraph-rsid="00698e45"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5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bold" officeooo:rsid="006479be" officeooo:paragraph-rsid="0011407a" style:letter-kerning="true" fo:background-color="transparent" style:font-name-asian="Arial Unicode MS" style:font-size-asian="12.25pt" style:font-style-asian="normal" style:font-weight-asian="bold" style:font-name-complex="Times New Roman" style:font-size-complex="14pt" style:language-complex="en" style:country-complex="US" style:font-style-complex="normal" style:font-weight-complex="bold" style:text-scale="100%" text:display="true"/>
    </style:style>
    <style:style style:name="P5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bold" officeooo:rsid="00689b5f" officeooo:paragraph-rsid="00689b5f" style:letter-kerning="true" fo:background-color="transparent" style:font-name-asian="Arial Unicode MS" style:font-size-asian="12.25pt" style:font-style-asian="normal" style:font-weight-asian="bold" style:font-name-complex="Times New Roman" style:font-size-complex="14pt" style:language-complex="en" style:country-complex="US" style:font-style-complex="normal" style:font-weight-complex="bold" style:text-scale="100%" text:display="true"/>
    </style:style>
    <style:style style:name="P56"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1407a" officeooo:paragraph-rsid="0011407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1309b" officeooo:paragraph-rsid="0021309b"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d6636" officeooo:paragraph-rsid="002d6636"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9"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f726e" officeooo:paragraph-rsid="002f726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0"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39ad5c" officeooo:paragraph-rsid="0039ad5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245a8" officeooo:paragraph-rsid="0011407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a57d0" officeooo:paragraph-rsid="001a57d0"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f6933" officeooo:paragraph-rsid="001f6933"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29987" officeooo:paragraph-rsid="00229987"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8c359" officeooo:paragraph-rsid="0028c359"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30adc3" officeooo:paragraph-rsid="0030adc3"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3b76fd" officeooo:paragraph-rsid="003b76fd"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8"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0f04e" officeooo:paragraph-rsid="0040f04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0f04e" officeooo:paragraph-rsid="0040f04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0"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4a490" officeooo:paragraph-rsid="0044a490"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1"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4b72f" officeooo:paragraph-rsid="0044b72f"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2"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72627" officeooo:paragraph-rsid="00472627"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3"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a4084" officeooo:paragraph-rsid="004a4084"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4"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a4084" officeooo:paragraph-rsid="004c25f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5"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c25fc" officeooo:paragraph-rsid="004c25f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6"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c25fc" officeooo:paragraph-rsid="006173f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54a4a6" officeooo:paragraph-rsid="0054a4a6"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8"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173fc" officeooo:paragraph-rsid="006173f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9"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1b2d5" officeooo:paragraph-rsid="0061b2d5"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11407a" officeooo:paragraph-rsid="001140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8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40f04e" officeooo:paragraph-rsid="0042da58"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82"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44b72f" officeooo:paragraph-rsid="0044b72f"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83" style:family="paragraph" style:parent-style-name="Body" style:list-style-name="L2">
      <style:paragraph-properties style:writing-mode="lr-tb"/>
      <style:text-properties officeooo:paragraph-rsid="0067c6ec"/>
    </style:style>
    <style:style style:name="P84" style:family="paragraph" style:parent-style-name="Body" style:list-style-name="WW8Num1">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bold" officeooo:rsid="0032891d" officeooo:paragraph-rsid="0036acaf" style:letter-kerning="true" fo:background-color="transparent" style:font-name-asian="Arial Unicode MS" style:font-size-asian="12.25pt" style:font-style-asian="normal" style:font-weight-asian="bold" style:font-name-complex="Arial Unicode MS" style:font-size-complex="14pt" style:language-complex="en" style:country-complex="US" style:font-style-complex="normal" style:font-weight-complex="bold" style:text-scale="100%" text:display="true"/>
    </style:style>
    <style:style style:name="P85"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bold" officeooo:rsid="0063849f" officeooo:paragraph-rsid="0063849f" style:letter-kerning="true" fo:background-color="transparent" style:font-name-asian="Arial Unicode MS" style:font-size-asian="12.25pt" style:font-style-asian="normal" style:font-weight-asian="bold" style:font-name-complex="Times New Roman" style:font-size-complex="14pt" style:language-complex="en" style:country-complex="US" style:font-style-complex="normal" style:font-weight-complex="bold" style:text-scale="100%" text:display="true"/>
    </style:style>
    <style:style style:name="P86"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11407a" officeooo:paragraph-rsid="001140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87" style:family="paragraph" style:parent-style-name="Table_20_Contents">
      <style:paragraph-properties fo:text-align="start" style:justify-single-word="false"/>
    </style:style>
    <style:style style:name="P88" style:family="paragraph" style:parent-style-name="Table_20_Contents">
      <style:paragraph-properties fo:text-align="start" style:justify-single-word="false"/>
      <style:text-properties officeooo:paragraph-rsid="00583f6e"/>
    </style:style>
    <style:style style:name="P89" style:family="paragraph" style:parent-style-name="Table_20_Contents">
      <style:paragraph-properties fo:text-align="start" style:justify-single-word="false"/>
      <style:text-properties officeooo:rsid="0050f42b" officeooo:paragraph-rsid="0050f42b"/>
    </style:style>
    <style:style style:name="P90" style:family="paragraph" style:parent-style-name="Table_20_Contents">
      <style:paragraph-properties fo:text-align="start" style:justify-single-word="false"/>
      <style:text-properties officeooo:rsid="0050f42b" officeooo:paragraph-rsid="00583f6e"/>
    </style:style>
    <style:style style:name="P91" style:family="paragraph" style:parent-style-name="Table_20_Contents">
      <style:paragraph-properties fo:text-align="start" style:justify-single-word="false"/>
      <style:text-properties fo:font-weight="bold" officeooo:rsid="0050f42b" officeooo:paragraph-rsid="0050f42b" style:font-weight-asian="bold" style:font-weight-complex="bold"/>
    </style:style>
    <style:style style:name="P92" style:family="paragraph" style:parent-style-name="Table_20_Contents">
      <style:paragraph-properties fo:text-align="start" style:justify-single-word="false"/>
      <style:text-properties fo:font-weight="bold" officeooo:rsid="0050f42b" officeooo:paragraph-rsid="00583f6e" style:font-weight-asian="bold" style:font-weight-complex="bold"/>
    </style:style>
    <style:style style:name="P93" style:family="paragraph" style:parent-style-name="Table_20_Contents">
      <style:paragraph-properties fo:text-align="start" style:justify-single-word="false"/>
      <style:text-properties fo:font-weight="bold" officeooo:rsid="00583f6e" officeooo:paragraph-rsid="00583f6e" style:font-weight-asian="bold" style:font-weight-complex="bold"/>
    </style:style>
    <style:style style:name="P94" style:family="paragraph" style:parent-style-name="Table_20_Contents">
      <style:paragraph-properties fo:text-align="start" style:justify-single-word="false"/>
      <style:text-properties officeooo:rsid="005ac8e5" officeooo:paragraph-rsid="005ac8e5"/>
    </style:style>
    <style:style style:name="T1" style:family="text">
      <style:text-properties fo:font-weight="normal" style:font-name-asian="Arial Unicode MS" style:font-weight-asian="normal" style:font-name-complex="Arial Unicode MS" style:font-weight-complex="normal"/>
    </style:style>
    <style:style style:name="T2" style:family="text">
      <style:text-properties fo:font-weight="normal" officeooo:rsid="00061e40" style:font-name-asian="Arial Unicode MS" style:font-weight-asian="normal" style:font-name-complex="Arial Unicode MS" style:font-weight-complex="normal"/>
    </style:style>
    <style:style style:name="T3" style:family="text">
      <style:text-properties style:text-position="super 58%" fo:font-weight="normal" style:font-name-asian="Arial Unicode MS" style:font-weight-asian="normal" style:font-name-complex="Arial Unicode MS" style:font-weight-complex="normal"/>
    </style:style>
    <style:style style:name="T4" style:family="text">
      <style:text-properties fo:font-weight="bold" style:font-weight-asian="bold" style:font-weight-complex="bold"/>
    </style:style>
    <style:style style:name="T5" style:family="text">
      <style:text-properties fo:font-weight="bold" officeooo:rsid="00021116" style:font-weight-asian="bold" style:font-weight-complex="bold"/>
    </style:style>
    <style:style style:name="T6" style:family="text">
      <style:text-properties fo:font-weight="bold" officeooo:rsid="00055fe9" style:font-weight-asian="bold" style:font-weight-complex="bold"/>
    </style:style>
    <style:style style:name="T7" style:family="text">
      <style:text-properties fo:font-weight="bold" officeooo:rsid="00508bda" style:font-weight-asian="bold" style:font-weight-complex="bold"/>
    </style:style>
    <style:style style:name="T8" style:family="text">
      <style:text-properties fo:font-weight="bold" officeooo:rsid="005666e9" style:font-weight-asian="bold" style:font-weight-complex="bold"/>
    </style:style>
    <style:style style:name="T9" style:family="text">
      <style:text-properties fo:font-weight="bold" officeooo:rsid="006173fc"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021116" style:font-style-asian="italic" style:font-style-complex="italic"/>
    </style:style>
    <style:style style:name="T12" style:family="text">
      <style:text-properties fo:font-style="italic" officeooo:rsid="004c25fc" style:font-style-asian="italic" style:font-style-complex="italic"/>
    </style:style>
    <style:style style:name="T13" style:family="text">
      <style:text-properties fo:font-style="normal" officeooo:rsid="00021116" style:font-style-asian="normal" style:font-style-complex="normal"/>
    </style:style>
    <style:style style:name="T14" style:family="text">
      <style:text-properties fo:font-style="normal" officeooo:rsid="00055fe9" style:font-style-asian="normal" style:font-style-complex="normal"/>
    </style:style>
    <style:style style:name="T15" style:family="text">
      <style:text-properties officeooo:rsid="000200e7"/>
    </style:style>
    <style:style style:name="T16" style:family="text">
      <style:text-properties officeooo:rsid="00021116"/>
    </style:style>
    <style:style style:name="T17" style:family="text">
      <style:text-properties officeooo:rsid="00045467"/>
    </style:style>
    <style:style style:name="T18" style:family="text">
      <style:text-properties officeooo:rsid="00055fe9"/>
    </style:style>
    <style:style style:name="T19" style:family="text">
      <style:text-properties officeooo:rsid="00061e40"/>
    </style:style>
    <style:style style:name="T20" style:family="text">
      <style:text-properties officeooo:rsid="0007f8a1"/>
    </style:style>
    <style:style style:name="T21" style:family="text">
      <style:text-properties fo:font-size="12pt" officeooo:rsid="0036acaf" style:font-size-asian="10.5pt" style:font-size-complex="12pt"/>
    </style:style>
    <style:style style:name="T22" style:family="text">
      <style:text-properties fo:font-size="12pt" style:font-size-asian="10.5pt" style:font-name-complex="Arial Unicode MS" style:font-size-complex="12pt"/>
    </style:style>
    <style:style style:name="T23" style:family="text">
      <style:text-properties fo:font-size="12pt" officeooo:rsid="001245a8" style:font-size-asian="10.5pt" style:font-name-complex="Arial Unicode MS" style:font-size-complex="12pt"/>
    </style:style>
    <style:style style:name="T24" style:family="text">
      <style:text-properties fo:font-size="12pt" officeooo:rsid="0012fb27" style:font-size-asian="10.5pt" style:font-name-complex="Arial Unicode MS" style:font-size-complex="12pt"/>
    </style:style>
    <style:style style:name="T25" style:family="text">
      <style:text-properties fo:font-size="12pt" officeooo:rsid="0013672b" style:font-size-asian="10.5pt" style:font-name-complex="Arial Unicode MS" style:font-size-complex="12pt"/>
    </style:style>
    <style:style style:name="T26" style:family="text">
      <style:text-properties fo:font-size="12pt" officeooo:rsid="001580cc" style:font-size-asian="10.5pt" style:font-name-complex="Arial Unicode MS" style:font-size-complex="12pt"/>
    </style:style>
    <style:style style:name="T27" style:family="text">
      <style:text-properties fo:font-size="12pt" officeooo:rsid="001639bd" style:font-size-asian="10.5pt" style:font-name-complex="Arial Unicode MS" style:font-size-complex="12pt"/>
    </style:style>
    <style:style style:name="T28" style:family="text">
      <style:text-properties fo:font-size="12pt" officeooo:rsid="0017f690" style:font-size-asian="10.5pt" style:font-name-complex="Arial Unicode MS" style:font-size-complex="12pt"/>
    </style:style>
    <style:style style:name="T29" style:family="text">
      <style:text-properties fo:font-size="12pt" officeooo:rsid="001a6c61" style:font-size-asian="10.5pt" style:font-name-complex="Arial Unicode MS" style:font-size-complex="12pt"/>
    </style:style>
    <style:style style:name="T30" style:family="text">
      <style:text-properties fo:font-size="12pt" officeooo:rsid="001c42f7" style:font-size-asian="10.5pt" style:font-name-complex="Arial Unicode MS" style:font-size-complex="12pt"/>
    </style:style>
    <style:style style:name="T31" style:family="text">
      <style:text-properties fo:font-size="12pt" officeooo:rsid="001d03cc" style:font-size-asian="10.5pt" style:font-name-complex="Arial Unicode MS" style:font-size-complex="12pt"/>
    </style:style>
    <style:style style:name="T32" style:family="text">
      <style:text-properties fo:font-size="12pt" officeooo:rsid="001dc2d1" style:font-size-asian="10.5pt" style:font-name-complex="Arial Unicode MS" style:font-size-complex="12pt"/>
    </style:style>
    <style:style style:name="T33" style:family="text">
      <style:text-properties fo:font-size="12pt" officeooo:rsid="001e5be9" style:font-size-asian="10.5pt" style:font-name-complex="Arial Unicode MS" style:font-size-complex="12pt"/>
    </style:style>
    <style:style style:name="T34" style:family="text">
      <style:text-properties fo:font-size="12pt" officeooo:rsid="002492e3" style:font-size-asian="10.5pt" style:font-name-complex="Arial Unicode MS" style:font-size-complex="12pt"/>
    </style:style>
    <style:style style:name="T35" style:family="text">
      <style:text-properties fo:font-size="12pt" officeooo:rsid="0026e968" style:font-size-asian="10.5pt" style:font-name-complex="Arial Unicode MS" style:font-size-complex="12pt"/>
    </style:style>
    <style:style style:name="T36" style:family="text">
      <style:text-properties fo:font-size="12pt" officeooo:rsid="0029e00e" style:font-size-asian="10.5pt" style:font-name-complex="Arial Unicode MS" style:font-size-complex="12pt"/>
    </style:style>
    <style:style style:name="T37" style:family="text">
      <style:text-properties fo:font-size="12pt" officeooo:rsid="002c316b" style:font-size-asian="10.5pt" style:font-name-complex="Arial Unicode MS" style:font-size-complex="12pt"/>
    </style:style>
    <style:style style:name="T38" style:family="text">
      <style:text-properties fo:font-size="12pt" officeooo:rsid="002ef5d2" style:font-size-asian="10.5pt" style:font-name-complex="Arial Unicode MS" style:font-size-complex="12pt"/>
    </style:style>
    <style:style style:name="T39" style:family="text">
      <style:text-properties fo:font-size="12pt" officeooo:rsid="0030b72e" style:font-size-asian="10.5pt" style:font-name-complex="Arial Unicode MS" style:font-size-complex="12pt"/>
    </style:style>
    <style:style style:name="T40" style:family="text">
      <style:text-properties fo:font-size="12pt" officeooo:rsid="003429e1" style:font-size-asian="10.5pt" style:font-name-complex="Arial Unicode MS" style:font-size-complex="12pt"/>
    </style:style>
    <style:style style:name="T41" style:family="text">
      <style:text-properties fo:font-size="12pt" officeooo:rsid="0035d351" style:font-size-asian="10.5pt" style:font-name-complex="Arial Unicode MS" style:font-size-complex="12pt"/>
    </style:style>
    <style:style style:name="T42" style:family="text">
      <style:text-properties fo:font-size="12pt" officeooo:rsid="0050f42b" style:font-size-asian="10.5pt" style:font-name-complex="Arial Unicode MS" style:font-size-complex="12pt"/>
    </style:style>
    <style:style style:name="T43" style:family="text">
      <style:text-properties fo:font-size="12pt" officeooo:rsid="0052db48" style:font-size-asian="10.5pt" style:font-name-complex="Arial Unicode MS" style:font-size-complex="12pt"/>
    </style:style>
    <style:style style:name="T44" style:family="text">
      <style:text-properties fo:font-size="12pt" officeooo:rsid="004faed1" style:font-size-asian="10.5pt" style:font-name-complex="Arial Unicode MS" style:font-size-complex="12pt"/>
    </style:style>
    <style:style style:name="T45" style:family="text">
      <style:text-properties fo:font-size="12pt" officeooo:rsid="00625b2b" style:font-size-asian="10.5pt" style:font-name-complex="Arial Unicode MS" style:font-size-complex="12pt"/>
    </style:style>
    <style:style style:name="T46" style:family="text">
      <style:text-properties fo:font-size="12pt" officeooo:rsid="0065d425" style:font-size-asian="10.5pt" style:font-name-complex="Arial Unicode MS" style:font-size-complex="12pt"/>
    </style:style>
    <style:style style:name="T47" style:family="text">
      <style:text-properties fo:font-size="12pt" officeooo:rsid="0067c6ec" style:font-size-asian="10.5pt" style:font-name-complex="Arial Unicode MS" style:font-size-complex="12pt"/>
    </style:style>
    <style:style style:name="T48" style:family="text">
      <style:text-properties fo:font-size="12pt" officeooo:rsid="00689b5f" style:font-size-asian="10.5pt" style:font-name-complex="Arial Unicode MS" style:font-size-complex="12pt"/>
    </style:style>
    <style:style style:name="T49" style:family="text">
      <style:text-properties fo:font-size="12pt" fo:font-weight="bold" style:font-size-asian="10.5pt" style:font-weight-asian="bold" style:font-name-complex="Arial Unicode MS" style:font-size-complex="12pt" style:font-weight-complex="bold"/>
    </style:style>
    <style:style style:name="T50" style:family="text">
      <style:text-properties fo:font-size="12pt" fo:font-weight="bold" officeooo:rsid="002ef5d2" style:font-size-asian="10.5pt" style:font-weight-asian="bold" style:font-name-complex="Arial Unicode MS" style:font-size-complex="12pt" style:font-weight-complex="bold"/>
    </style:style>
    <style:style style:name="T51" style:family="text">
      <style:text-properties fo:font-size="12pt" fo:font-weight="bold" officeooo:rsid="0035d351" style:font-size-asian="10.5pt" style:font-weight-asian="bold" style:font-name-complex="Arial Unicode MS" style:font-size-complex="12pt" style:font-weight-complex="bold"/>
    </style:style>
    <style:style style:name="T52" style:family="text">
      <style:text-properties fo:font-size="12pt" fo:font-style="italic" style:font-size-asian="10.5pt" style:font-style-asian="italic" style:font-name-complex="Arial Unicode MS" style:font-size-complex="12pt" style:font-style-complex="italic"/>
    </style:style>
    <style:style style:name="T53" style:family="text">
      <style:text-properties fo:font-size="12pt" fo:font-style="italic" officeooo:rsid="001c42f7" style:font-size-asian="10.5pt" style:font-style-asian="italic" style:font-name-complex="Arial Unicode MS" style:font-size-complex="12pt" style:font-style-complex="italic"/>
    </style:style>
    <style:style style:name="T54" style:family="text">
      <style:text-properties fo:font-size="12pt" fo:font-style="italic" officeooo:rsid="001d03cc" style:font-size-asian="10.5pt" style:font-style-asian="italic" style:font-name-complex="Arial Unicode MS" style:font-size-complex="12pt" style:font-style-complex="italic"/>
    </style:style>
    <style:style style:name="T55" style:family="text">
      <style:text-properties fo:font-size="12pt" fo:font-style="italic" officeooo:rsid="001e5be9" style:font-size-asian="10.5pt" style:font-style-asian="italic" style:font-name-complex="Arial Unicode MS" style:font-size-complex="12pt" style:font-style-complex="italic"/>
    </style:style>
    <style:style style:name="T56" style:family="text">
      <style:text-properties fo:font-size="12pt" fo:font-style="italic" fo:font-weight="normal" officeooo:rsid="0065d425" style:font-size-asian="10.5pt" style:font-style-asian="italic" style:font-weight-asian="normal" style:font-name-complex="Arial Unicode MS" style:font-size-complex="12pt" style:font-style-complex="italic" style:font-weight-complex="normal"/>
    </style:style>
    <style:style style:name="T57" style:family="text">
      <style:text-properties fo:font-size="12pt" fo:font-style="italic" fo:font-weight="normal" officeooo:rsid="0067c6ec" style:font-size-asian="10.5pt" style:font-style-asian="italic" style:font-weight-asian="normal" style:font-name-complex="Arial Unicode MS" style:font-size-complex="12pt" style:font-style-complex="italic" style:font-weight-complex="normal"/>
    </style:style>
    <style:style style:name="T58" style:family="text">
      <style:text-properties fo:font-size="12pt" fo:language="en" fo:country="US" style:font-size-asian="10.5pt" style:font-name-complex="Arial Unicode MS" style:font-size-complex="12pt"/>
    </style:style>
    <style:style style:name="T59" style:family="text">
      <style:text-properties fo:font-size="12pt" fo:language="en" fo:country="US" officeooo:rsid="0036acaf" style:font-size-asian="10.5pt" style:font-size-complex="12pt"/>
    </style:style>
    <style:style style:name="T60" style:family="text">
      <style:text-properties fo:font-size="12pt" fo:language="en" fo:country="US" fo:font-weight="normal" officeooo:rsid="0036acaf" style:font-size-asian="10.5pt" style:font-weight-asian="normal" style:font-size-complex="12pt" style:font-weight-complex="normal"/>
    </style:style>
    <style:style style:name="T61" style:family="text">
      <style:text-properties fo:font-size="12pt" fo:language="en" fo:country="US" fo:font-weight="normal" officeooo:rsid="0037c2a0" style:font-size-asian="10.5pt" style:font-weight-asian="normal" style:font-size-complex="12pt" style:font-weight-complex="normal"/>
    </style:style>
    <style:style style:name="T6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0f063e"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6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0f7d7e"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6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1407a"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6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7c6ec" style:letter-kerning="true" fo:background-color="transparent" loext:char-shading-value="0"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T6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89b5f" style:letter-kerning="true" fo:background-color="transparent" loext:char-shading-value="0"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T67" style:family="text">
      <style:text-properties officeooo:rsid="000f7d7e"/>
    </style:style>
    <style:style style:name="T68" style:family="text">
      <style:text-properties officeooo:rsid="003a106a"/>
    </style:style>
    <style:style style:name="T69" style:family="text">
      <style:text-properties officeooo:rsid="003cf1e0"/>
    </style:style>
    <style:style style:name="T70" style:family="text">
      <style:text-properties officeooo:rsid="003f7b27"/>
    </style:style>
    <style:style style:name="T71" style:family="text">
      <style:text-properties officeooo:rsid="0042da58"/>
    </style:style>
    <style:style style:name="T72" style:family="text">
      <style:text-properties fo:font-size="8pt" fo:font-style="italic" style:font-size-asian="8pt" style:font-style-asian="italic" style:font-size-complex="8pt" style:font-style-complex="italic"/>
    </style:style>
    <style:style style:name="T73" style:family="text">
      <style:text-properties officeooo:rsid="004c25fc"/>
    </style:style>
    <style:style style:name="T74" style:family="text">
      <style:text-properties officeooo:rsid="004cf427"/>
    </style:style>
    <style:style style:name="T75" style:family="text">
      <style:text-properties officeooo:rsid="00521573"/>
    </style:style>
    <style:style style:name="T76" style:family="text">
      <style:text-properties officeooo:rsid="005666e9"/>
    </style:style>
    <style:style style:name="T77" style:family="text">
      <style:text-properties officeooo:rsid="00593d32"/>
    </style:style>
    <style:style style:name="T78" style:family="text">
      <style:text-properties officeooo:rsid="005e9cdc"/>
    </style:style>
    <style:style style:name="T79" style:family="text">
      <style:text-properties officeooo:rsid="006173fc"/>
    </style:style>
    <style:style style:name="T80" style:family="text">
      <style:text-properties officeooo:rsid="00698c8c"/>
    </style:style>
    <style:style style:name="T81" style:family="text">
      <style:text-properties officeooo:rsid="00698e4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ab <text:span text:style-name="T17">4</text:span>. <text:span text:style-name="T15">Clue: the Social-Data-Mining Lab</text:span></text:p>
      <text:p text:style-name="P3"/>
      <text:p text:style-name="P3"><text:span text:style-name="T6">L</text:span><text:span text:style-name="T4">ab in Brief:</text:span></text:p>
      <text:p text:style-name="P3"><text:span text:style-name="T16">Someone </text:span><text:span text:style-name="T11">in this class </text:span><text:span text:style-name="T13">committed</text:span><text:span text:style-name="T14"> a near-felony </text:span><text:span text:style-name="T16">here at William and Mary – they stole Dan's computer. <text:s/>As he's the professor, he did the only things reasonable: wrote an entire lab so that all of his students would have to help him figure out who the culprit is.</text:span><text:span text:style-name="T5"> <text:s/>It's up to you</text:span><text:span text:style-name="T16"> to use your knowledge of social networks and twitter data mining to figure out this W&amp;M - mystery. <text:s/></text:span></text:p>
      <text:p text:style-name="P3"/>
      <text:p text:style-name="P5">Data and Materials:</text:p>
      <text:p text:style-name="P8">While all of the data you'll need is provided in two CSVs, if you want to go and explore more data on your own the sources for the datasets are:</text:p>
      <text:p text:style-name="P4"><text:a xlink:type="simple" xlink:href="http://help.sentiment140.com/for-students/">http://help.sentiment140.com/for-students/</text:a></text:p>
      <text:p text:style-name="P9"><text:a xlink:type="simple" xlink:href="https://www.exporttweet.com/?source=_home">https://www.exporttweet.com/?source=_home</text:a></text:p>
      <text:p text:style-name="P7"/>
      <text:p text:style-name="P5">Objectives:</text:p>
      <text:p text:style-name="P7">In this lab, you will (a) answer a series of questions <text:span text:style-name="T18">regarding the social networks that make up this classroom</text:span>, and (b) <text:span text:style-name="T18">analyze twitter data to identify who you think the most likely culprit is who stole Dan's computer</text:span>. <text:s/><text:span text:style-name="T18">You will produce a series of figures and a short description of the evidence you found that led you to your suspect.</text:span></text:p>
      <text:p text:style-name="P7"/>
      <text:p text:style-name="P5">Deliverables:</text:p>
      <text:p text:style-name="P2"><text:span text:style-name="T1">By Friday, </text:span><text:span text:style-name="T2">October</text:span><text:span text:style-name="T1"> </text:span><text:span text:style-name="T2">30</text:span><text:span text:style-name="T3">th</text:span><text:span text:style-name="T1"> at 11:59PM EST, you will submit the following on blackboard:</text:span></text:p>
      <text:p text:style-name="P7">(1) A word document answering the questions at the end of the lab.</text:p>
      <text:p text:style-name="P7">(2) A <text:span text:style-name="T19">short (~1-2 page) document describing who you think stole the computer, using the visualizations your produce in this lab to argue for your position. <text:s/>You should explicitly make two arguments, under two different headers: one for “System 1” (intuitive thought) and one for “System 2” (deliberative thought). </text:span></text:p>
      <text:p text:style-name="P7"/>
      <text:p text:style-name="P5">Grading:</text:p>
      <text:p text:style-name="P7">This lab will be graded according to the same rubric used for Lab 1, which can be found on blackboard. <text:s/>The four key criteria are Creativity, Clarity, your ability to Define the Problem and use pertinent information to defend your <text:span text:style-name="T20">findings. <text:s/></text:span></text:p>
      <text:p text:style-name="P19">Part 1: Getting Setup: <text:span text:style-name="T67">The Social Network (-Zuckerberg)<text:line-break/></text:span></text:p>
      <text:p text:style-name="P6"><text:span text:style-name="T62">The first </text:span><text:span text:style-name="T63">part</text:span><text:span text:style-name="T62"> of our detective work will focus on figuring out who knows who, so we can better target our inquiries. <text:s/>After all, we don't have time to interrogate everyone in the class – </text:span><text:span text:style-name="T64">we have to get this lab done</text:span><text:span text:style-name="T62">! One effective tool for doing this is a social network analysis. Luckily for you, the entire class already gave a list of who they know we can get started with (...though Dan did add quite a bit of random noise to this dataset, because otherwise it'd be too easy...).<text:line-break/></text:span></text:p>
      <text:list xml:id="list4377183454326409356" text:style-name="WW8Num1">
        <text:list-item>
          <text:list>
            <text:list-item>
              <text:p text:style-name="P56">Create a new folder on your H: drive, and copy the two CSV files into it (SocialNetwork_R.csv and twitter_data.csv).<text:line-break/></text:p>
            </text:list-item>
            <text:list-item>
              <text:p text:style-name="P24"><text:span text:style-name="T22">Open up Social_Network_R.csv and take a look at it. </text:span><text:span text:style-name="T25">E</text:span><text:span text:style-name="T24">ach “1” represents the individual in the row is a friend with the individual in the column; a 0 represents no relationship </text:span><text:span text:style-name="T22">– </text:span><text:span text:style-name="T24">see </text:span><text:span text:style-name="T49">lab question (1-2). <text:line-break/></text:span></text:p>
            </text:list-item>
            <text:list-item>
              <text:p text:style-name="P25"><text:span text:style-name="T22">Let's load this data into R – set your working directory to where you put Social_Network_R.csv, and then use the “read.csv()” command to save it into a variable – look back at your “Why W&amp;M” lab if you don't remember how to do this, or type in ?read.csv for the R help documentation. <text:s/></text:span><text:span text:style-name="T26">I saved my data as a new dataframe called “ClassData”, but you can name it whatever you want. <text:s/></text:span><text:span text:style-name="T27">Type in View(ClassData) to make sure it worked!<text:line-break/></text:span></text:p>
            </text:list-item>
            <text:list-item>
              <text:p text:style-name="P26"><text:span text:style-name="T22">Now, we're going to install one of the primary packages we'll be using in this lab: igraph. <text:s/>Install and then load that package using install.packages() and library() - look back at your last lab if you don't remember the details! <text:s/></text:span><text:span text:style-name="T28">The igraph installation may take a minute, and you only have to do it once, so I suggest you put a “#” before it after you run it the first time – that way you won't be re-running it every time you start the lab.</text:span><text:span text:style-name="T22"><text:line-break/></text:span></text:p>
            </text:list-item>
            <text:list-item>
              <text:p text:style-name="P27"><text:span text:style-name="T22">We need to do a little data formatting to make the igraph package work. <text:s/>First, type in View(ClassData) to see what your dataframe looks like, then type in:<text:line-break/><text:line-break/></text:span><text:span text:style-name="T52">rownames(ClassData) = ClassData$Student.Name</text:span><text:span text:style-name="T22"><text:line-break/><text:line-break/><text:line-break/>And view your data again – </text:span><text:span text:style-name="T49">see lab question (1-5)</text:span><text:span text:style-name="T22">. <text:s/></text:span><text:span text:style-name="T29">Row names are special constructs in R – they let lots of different programs interpret rows in special ways. <text:s/>Now that we have these student names saved correctly, lets get rid of the old row. <text:s/>Type in:<text:line-break/><text:line-break/></text:span><text:span text:style-name="T53">ClassData = ClassData[-1]<text:line-break/><text:line-break/></text:span><text:span text:style-name="T30">And then view your data one more time – what's different?</text:span><text:span text:style-name="T22"><text:line-break/></text:span></text:p>
            </text:list-item>
            <text:list-item>
              <text:p text:style-name="P28"><text:span text:style-name="T22">Now we need to do just a little more prep work. <text:s/>The iGraph packages uses something called “matrices”, while ClassData is a “dataframe”. <text:s/>Thankfully, it's very easy in R to change between data types. <text:s/>All you need to do is type<text:line-break/><text:line-break/></text:span><text:span text:style-name="T52">ClassData_Matrix = as.matrix(ClassData)</text:span><text:span text:style-name="T22"><text:line-break/></text:span></text:p>
              <text:p text:style-name="P28"><text:span text:style-name="T31">If you type in View(ClassData_Matrix), you'll see something very similar – the only difference is on the “back end”, where R interprets the data is slightly different ways (and, most </text:span><text:soft-page-break/><text:span text:style-name="T31">importantly, in the ways </text:span><text:span text:style-name="T54">igraph</text:span><text:span text:style-name="T31"> expects).</text:span><text:span text:style-name="T22"><text:line-break/></text:span></text:p>
            </text:list-item>
            <text:list-item>
              <text:p text:style-name="P29"><text:span text:style-name="T22">What you're looking at is called an “adjacency matrix” - just like what you built in the first question of the lab. <text:s/></text:span><text:span text:style-name="T32">Let's </text:span><text:span text:style-name="T33">use iGraph to make a “Graph” object – this is a special object that lets you do social network analyses:<text:line-break/><text:line-break/></text:span><text:span text:style-name="T55">MyGraph &lt;- graph_from_adjacency_matrix(ClassData_Matrix)</text:span><text:span text:style-name="T32"><text:line-break/></text:span></text:p>
            </text:list-item>
            <text:list-item>
              <text:p text:style-name="P30"><text:span text:style-name="T22">Just to illustrate what's going on, let's quickly visualize our data:<text:line-break/><text:line-break/></text:span><text:span text:style-name="T52">plot.igraph(MyGraph)</text:span><text:span text:style-name="T22"><text:line-break/><text:line-break/>Zoom into the data, and copy this figure as your answer to lab question </text:span><text:span text:style-name="T49">1-8</text:span><text:span text:style-name="T22">. <text:line-break/></text:span></text:p>
            </text:list-item>
            <text:list-item>
              <text:p text:style-name="P31"><text:span text:style-name="T22">This doesn't look great, and there are a ton of different options you can change in how you plot your graph. <text:s/>Change the below parameters to make the best looking graph you can, and use it to answer question </text:span><text:span text:style-name="T49">1-9</text:span><text:span text:style-name="T22">. <text:line-break/><text:line-break/>plot(MyGraph,<text:tab/><text:tab/><text:tab/>#the graph to be plotted</text:span></text:p>
              <text:p text:style-name="P57"><text:s/>layout=layout.fruchterman.reingold, <text:s/># see the igraph documentation for details</text:p>
              <text:p text:style-name="P57"><text:s text:c="2"/>main='Class Social Network', <text:s text:c="8"/>#specifies the title</text:p>
              <text:p text:style-name="P57"><text:s text:c="2"/>vertex.color = 'green', <text:s text:c="21"/>#The color of the nodes</text:p>
              <text:p text:style-name="P57"><text:s text:c="2"/>vertex.label.dist=0.25,<text:tab/> <text:s text:c="9"/>#puts the name labels slightly off the dots</text:p>
              <text:p text:style-name="P57"><text:s text:c="2"/>vertex.frame.color='blue', <text:tab/> <text:s text:c="9"/>#the color of the border of the dots </text:p>
              <text:p text:style-name="P57"><text:s text:c="2"/>vertex.label.color='black',<text:tab/> <text:s text:c="9"/>#the color of the name labels</text:p>
              <text:p text:style-name="P57"><text:s text:c="2"/>vertex.label.font=3,<text:tab/><text:tab/> <text:s text:c="9"/>#the font of the name labels</text:p>
              <text:p text:style-name="P57"><text:s text:c="2"/>vertex.label.cex=0.7, <text:s text:c="21"/>#size of the font of the labels.</text:p>
              <text:p text:style-name="P57"><text:s text:c="2"/>vertex.shape = "square", <text:s text:c="5"/><text:tab/> <text:s text:c="8"/>#Try out some squares</text:p>
              <text:p text:style-name="P57"><text:s text:c="2"/>edge.arrow.size = 0.5, <text:s text:c="19"/>#More reasonable size arrows</text:p>
              <text:p text:style-name="P57"><text:s text:c="2"/>edge.lty = 6, <text:s text:c="34"/>#Different edge types; 1-6 are options.</text:p>
              <text:p text:style-name="P57"><text:s text:c="2"/>edge.curved=0.5 <text:s text:c="27"/>#Different values make it more or less curvy.</text:p>
              <text:p text:style-name="P57"><text:s text:c="5"/>)<text:line-break/></text:p>
            </text:list-item>
            <text:list-item>
              <text:p text:style-name="P32"><text:span text:style-name="T22">Now that we've visualized the graph, we want to start conducting some analysis. <text:s/>Remember our earlier question: who do we want to interrogate to figure out who stole Dan's computer? <text:s/><text:line-break/></text:span><text:span text:style-name="T52">evcent(MyGraph)$vector<text:line-break/><text:line-break/></text:span><text:span text:style-name="T22">This function is a neat one – it calculates the “centrality” of every person in the network. <text:s/>Higher scores indicate they are connected to more people, and those people ALSO tend to be connected to more people. <text:s/>Use this information to answer question </text:span><text:span text:style-name="T49">1-10</text:span><text:span text:style-name="T22">.<text:line-break/><text:line-break/></text:span></text:p>
            </text:list-item>
            <text:list-item>
              <text:p text:style-name="P33"><text:span text:style-name="T22">We'll also want to get a good idea of how “reciprocal” the network is – i.e., is everyone friends with everyone, or do some of the friendships only go “one way” (i.e., question one of this lab). <text:s/></text:span><text:span text:style-name="T36">If everyone is friends with everyone else, it's unlikely we'll have an easy time of finding the true culprit. <text:s/></text:span><text:span text:style-name="T22">Here, you're going to have to figure something out using the tools at your disposal (R help guides for igraph (?igraph), google) to figure out how to calculate the percent of friendships that show reciprocity. <text:s/>Use this information to answer question </text:span><text:span text:style-name="T49">1-11. <text:line-break/></text:span></text:p>
            </text:list-item>
            <text:list-item>
              <text:p text:style-name="P34"><text:soft-page-break/><text:span text:style-name="T22">Another helpful metric is the density of a </text:span><text:span text:style-name="T37">network</text:span><text:span text:style-name="T22"> – i.e., how many people know eachother relative to the maximum number that could (i.e., if everyone was connected to everyone else by a line). <text:s/>Again, use the tools at your disposal to figure out how to calculate the graph density using igraph. <text:s/></text:span><text:span text:style-name="T38">Use this information to answer </text:span><text:span text:style-name="T50">question 1-12.</text:span><text:span text:style-name="T22"><text:line-break/></text:span></text:p>
            </text:list-item>
            <text:list-item>
              <text:p text:style-name="P35"><text:span text:style-name="T22">We've all heard about “six degrees of </text:span><text:span text:style-name="T58">separation</text:span><text:span text:style-name="T22">” - let's calculate how many degrees of </text:span><text:span text:style-name="T58">separation</text:span><text:span text:style-name="T22"> exist in just this classroom. <text:s/>I'll give you this one:</text:span></text:p>
            </text:list-item>
          </text:list>
        </text:list-item>
      </text:list>
      <text:p text:style-name="P17"/>
      <text:p text:style-name="P17"><text:tab/><text:span text:style-name="T10">average.path.length(MyGraph)</text:span></text:p>
      <text:p text:style-name="P58"/>
      <text:list xml:id="list112514664536500" text:continue-numbering="true" text:style-name="WW8Num1">
        <text:list-item>
          <text:list>
            <text:list-item>
              <text:p text:style-name="P36"><text:span text:style-name="T22">Let's also assess how “cliquey” the class is (...keeping in mind Dan </text:span><text:span text:style-name="T39">introduced some noise into</text:span><text:span text:style-name="T22"> this data!). <text:s/>With the social network, you can actually visualize where cliques might exist, but we can also quantify it by measuring transitivity. <text:s/>Again, figure out how to measure this on your own using igraph and use what you find to answer</text:span><text:span text:style-name="T49"> question 1-14. </text:span></text:p>
              <text:p text:style-name="P59"/>
            </text:list-item>
            <text:list-item>
              <text:p text:style-name="P37"><text:span text:style-name="T22">Now, we're going to put it all together to isolate our top candidates for further analysis. <text:s/>Let's work backwards to answer the questions below in</text:span><text:span text:style-name="T49"> question 1-15. <text:s text:c="2"/>First</text:span><text:span text:style-name="T22">, based on the degrees of seperation, density of the network, and reciprocity of the network, how many individuals do you think you would need to question to find the true culprit? <text:s/></text:span><text:span text:style-name="T41">For example, in a very low density, high clique network, you might have to interrogate more individuals. <text:s/>You can use the graph you produced to help guide your answer. <text:s/></text:span><text:span text:style-name="T51">Second</text:span><text:span text:style-name="T41">, based on both the network and your measure of centrality, who are the individuals you are going to interrogate? <text:s/>Defend your choice with both the quantitative measures of centrality, as well as a brief description of where they are within the network (i.e., are you trying to cover multiple “cliques”? <text:s/>Are you aiming for the most central individuals? <text:s/>What are the advantages to your strategy (i.e., “These individuals know the most others”)? <text:s/>Disadvantages (i.e., “These individuals all know one another directly [they're in the same “clique”], so I may not cover the entire network”)?</text:span><text:span text:style-name="T49"><text:line-break/></text:span></text:p>
              <text:p text:style-name="P84"><text:span text:style-name="T49">Part </text:span><text:span text:style-name="T21">2</text:span><text:span text:style-name="T49">: </text:span><text:span text:style-name="T21">The </text:span><text:span text:style-name="T59">Interrogation<text:line-break/></text:span><text:span text:style-name="T60">Well, not really. <text:s/>Here, we're going to join twitter data (...which Dan may have </text:span><text:span text:style-name="T61">partially </text:span><text:span text:style-name="T60">fabricated) into our information about the social network to see if we can find concrete evidence to identify the true computer </text:span><text:span text:style-name="T61">thief. <text:s/></text:span><text:span text:style-name="T60"><text:line-break/></text:span></text:p>
            </text:list-item>
            <text:list-item>
              <text:p text:style-name="P60">In the same R script, let's load in our twitter data. <text:s/>This is in the file “twitter_data.csv”. <text:s/><text:span text:style-name="T68">I named my new data object “theTweets”. <text:s/>Type in View(theTweets) to take a look at the data – you'll see it's a fairly large number of tweets (around 8000). <text:s/><text:line-break/></text:span></text:p>
            </text:list-item>
            <text:list-item>
              <text:p text:style-name="P67">Let's start with the simplest analytic tool we can – making a word cloud. <text:s/>This will require installing and loading a new library, “wordcloud”. <text:s text:c="2"/>We're also going to use “RcolorBrewer” <text:span text:style-name="T70">and “tm”</text:span>. <text:s/>Using the steps you learned in previous labs, install both of these (install.packages), and then load both libraries (library). <text:s/><text:span text:style-name="T69">Remember, you only need to install once, but you'll need to load the library each time you run your R script. <text:s/>To see what these libraries do, you can always type in ?wordcloud.<text:line-break/></text:span></text:p>
            </text:list-item>
            <text:list-item>
              <text:p text:style-name="P68">The first step in making a word cloud is to construct what's called a “Corpus” - basically, a giant library of text that the computer can read to do things like count the number of words. After you've installed the above libraries, you can do this by typing in:</text:p>
            </text:list-item>
          </text:list>
        </text:list-item>
      </text:list>
      <text:p text:style-name="P69"/>
      <text:p text:style-name="P81"><text:tab/><text:span text:style-name="T71">tweetCorpus = Corpus(VectorSource(theTweets$Tweet))</text:span></text:p>
      <text:p text:style-name="P69"/>
      <text:list xml:id="list112514637297272" text:continue-numbering="true" text:style-name="WW8Num1">
        <text:list-item>
          <text:list>
            <text:list-item>
              <text:p text:style-name="P70">Now, we're going to extract “terms” from the tweets. <text:s/>You can get very advanced with how you do this – type in ?TermDocumentMatrix to see a lot of options (i.e., stopwords are frequently very important in this style of analysis).:<text:line-break/><text:line-break/><text:span text:style-name="T10">tweetTerms = TermDocumentMatrix(tweetCorpus)</text:span><text:line-break/></text:p>
            </text:list-item>
            <text:list-item>
              <text:p text:style-name="P71">Now, we're going to type in a few more lines of code to actually make the word cloud – these simply count the number of times a word occurs, then makes the graphic itself. <text:s/>Use this graphic to answer question <text:span text:style-name="T4">2-20</text:span>, and make sure to include the graphic in your answer.<text:line-break/><text:line-break/><text:span text:style-name="T10">tweetMatrix = as.matrix(tweetTerms)</text:span></text:p>
              <text:p text:style-name="P82">word_freqs = sort(rowSums(tweetMatrix), decreasing = TRUE) </text:p>
              <text:p text:style-name="P82"/>
              <text:p text:style-name="P82">dm = data.frame(word = names(word_freqs), freq = word_freqs)</text:p>
              <text:p text:style-name="P71"><text:span text:style-name="T10">wordcloud(dm$word, dm$freq, random.order = FALSE, colors = brewer.pal(8, "Dark2"))</text:span><text:line-break/></text:p>
            </text:list-item>
            <text:list-item>
              <text:p text:style-name="P72">Remember how I mentioned stopwords are important? <text:s/>Knowing that the word “The” is common in your data is generally not helpful. <text:s/>Stopwords can prevent them from being included. <text:s/>Go back to step 19 and change your TermDocumentMatrix to include the general ste of “English” stop words – this includes things like “the”, “a”, “an”, and so on. <text:s/>We'll also <text:s/>remove the words “new”, “time”, and “warner” - these are showing up in our analysis, but aren't helpful inforamtion.<text:line-break/><text:line-break/><text:span text:style-name="T72">tweetTerms = TermDocumentMatrix(tweetCorpus, control = list(stopwords = c("new","time","warner",stopwords("english"))))</text:span><text:line-break/></text:p>
            </text:list-item>
            <text:list-item>
              <text:p text:style-name="P72">Try a few different set of stopwords, and use the word cloud you produce to answer question <text:span text:style-name="T4">2-22</text:span>.<text:line-break/></text:p>
            </text:list-item>
            <text:list-item>
              <text:p text:style-name="P73"><text:soft-page-break/>Alright, now we want to get serious – let's start investigating the individuals we picked in part 1 of the lab. <text:s/>I'm going to use myself as an example, and try to identify if there are any obvious patterns in my tweets. <text:s/>First, I'll edit the original Twitter dataframe to only consider tweets that I made, removing everyone else – you'll do this <text:span text:style-name="T73">multiple times</text:span> for <text:span text:style-name="T73">each of </text:span>the targets of your analysis:</text:p>
              <text:p text:style-name="P73"/>
              <text:p text:style-name="P74"><text:span text:style-name="T12">danTweets &lt;- subset(theTweets, User_ID == "Dan_R")</text:span><text:line-break/></text:p>
            </text:list-item>
            <text:list-item>
              <text:p text:style-name="P75">Now, repeat the above steps (18-21) to produce a word cloud that <text:span text:style-name="T74">only includes the terms the user Dan_R used. <text:s/>Use your clouds to answer question </text:span><text:span text:style-name="T7">2-24</text:span><text:span text:style-name="T74">.</text:span><text:line-break/></text:p>
            </text:list-item>
            <text:list-item>
              <text:p text:style-name="P77">Let's figure out the most common terms that people are tweeting at your suspect group. <text:s/>Here, we're going to create word association matrices – i.e., figuring out the number of times one word is mentioned when another word is used. <text:s/>Note you'll want to use the <text:span text:style-name="T4">full </text:span>tweet database for these analyses, not just the subsets you built for users in step 23.<text:line-break/><text:line-break/><text:span text:style-name="T10">findAssocs(tweetTerms, "@dan_r", corlimit=0.2)</text:span><text:line-break/><text:line-break/>Typing the above in will give you the most commonly used words when people “tweet at” the user dan_r. <text:s text:c="2"/><text:span text:style-name="T76">Do this for each of your “suspects”, and use it to answer question </text:span><text:span text:style-name="T8">2-25</text:span><text:span text:style-name="T76">.<text:line-break/></text:span></text:p>
            </text:list-item>
            <text:list-item>
              <text:p text:style-name="P75"><text:span text:style-name="T78">We can also do a search using the above for the term “laptop” (replace “@dan_r” with “laptop” to see what the most common occurrences are). <text:s/>Use this to answer question </text:span><text:span text:style-name="T9">2-26. </text:span><text:line-break/></text:p>
            </text:list-item>
            <text:list-item>
              <text:p text:style-name="P78">Based on all of the above evidence, we'll actually want to manually read through the tweets of a one or two users. <text:s/>This part is easy – just subset your data like you did in step 23, then type in “View(danTweets)” (or, whatever you name your subset object). <text:s/><text:line-break/></text:p>
            </text:list-item>
            <text:list-item>
              <text:p text:style-name="P75"><text:span text:style-name="T79">At this point, you likely have strong evidence that a particular individual stole the laptop in question. <text:s/>Let's take a few steps back and look at our original social network. <text:s/>Make a list of all of the individuals connected to your suspect. </text:span><text:line-break/></text:p>
            </text:list-item>
            <text:list-item>
              <text:p text:style-name="P76"><text:span text:style-name="T79">Make a data frame that includes only the users that are connected to your suspect. <text:s/>For example:<text:line-break/></text:span><text:line-break/><text:span text:style-name="T79">ManyUserTweets &lt;- subset(theTweets, User_ID == "Dan_R" | User_ID == "Tyler_F")<text:line-break/><text:line-break/>The vertical line separating the two User_ID searched is called a “pipe”, and means “or” in programming terms. <text:s/>It can be found above the “Enter” key on most keyboards.</text:span><text:line-break/></text:p>
            </text:list-item>
            <text:list-item>
              <text:p text:style-name="P79">Run the “findAssocs” again, on just this subset of the social network. <text:s/>Do you have more evidence of who the culprit might be? <text:s/>Use this to answer question <text:span text:style-name="T4">2-30</text:span>.</text:p>
              <text:p text:style-name="P75"/>
            </text:list-item>
          </text:list>
        </text:list-item>
      </text:list>
      <text:p text:style-name="P54"/>
      <text:p text:style-name="P10"/>
      <text:p text:style-name="P86">Lab Deliverables:</text:p>
      <text:p text:style-name="P80">(1) Answer the following questions:</text:p>
      <text:p text:style-name="P10"><text:span text:style-name="T22">1-2: How is a “link” between two people represented in the raw *.csv file? <text:s/></text:span><text:span text:style-name="T23">Fill in the following table with ones and zeros, given that Ashley is friends with Dan, but Dan is not friends with Ashley:</text:span></text:p>
      <table:table table:name="Table1" table:style-name="Table1">
        <table:table-column table:style-name="Table1.A" table:number-columns-repeated="3"/>
        <table:table-row>
          <table:table-cell table:style-name="Table1.A1" office:value-type="string">
            <text:p text:style-name="P22">Name</text:p>
          </table:table-cell>
          <table:table-cell table:style-name="Table1.A1" office:value-type="string">
            <text:p text:style-name="P21">Ashley_N</text:p>
          </table:table-cell>
          <table:table-cell table:style-name="Table1.C1" office:value-type="string">
            <text:p text:style-name="P21">Dan_R</text:p>
          </table:table-cell>
        </table:table-row>
        <table:table-row>
          <table:table-cell table:style-name="Table1.A2" office:value-type="string">
            <text:p text:style-name="P21">Ashley_N</text:p>
          </table:table-cell>
          <table:table-cell table:style-name="Table1.A2" office:value-type="string">
            <text:p text:style-name="P20"/>
          </table:table-cell>
          <table:table-cell table:style-name="Table1.C2" office:value-type="string">
            <text:p text:style-name="P20"/>
          </table:table-cell>
        </table:table-row>
        <table:table-row>
          <table:table-cell table:style-name="Table1.A2" office:value-type="string">
            <text:p text:style-name="P21">Dan_R</text:p>
          </table:table-cell>
          <table:table-cell table:style-name="Table1.A2" office:value-type="string">
            <text:p text:style-name="P20"/>
          </table:table-cell>
          <table:table-cell table:style-name="Table1.C2" office:value-type="string">
            <text:p text:style-name="P20"/>
          </table:table-cell>
        </table:table-row>
      </table:table>
      <text:p text:style-name="P61"/>
      <text:p text:style-name="P62">1-5: What changed when you changed the row.names – i.e., what's duplicated now?</text:p>
      <text:p text:style-name="P11"/>
      <text:p text:style-name="P63">1-8: Copy the figure you produce in lab step 1-8.</text:p>
      <text:p text:style-name="P12"/>
      <text:p text:style-name="P64">1-9: Copy the figure you produce in lab step 1-9, and write 1 sentence about how it's different than the one you produced in 1-8.</text:p>
      <text:p text:style-name="P13"/>
      <text:p text:style-name="P14"><text:span text:style-name="T22">1-10: Who would you interrogate, other than Dan, about Dan's missing computer? <text:s/></text:span><text:span text:style-name="T34">Why? <text:s/>Find this person on your graph from question 1-9, and write down the people they are (a) immediately connected to (immediate friends), and (b) secondary connections (“friends of friends”). <text:s text:c="2"/></text:span><text:span text:style-name="T35">Based on your measure of centrality, who would be the second person you interrogate? <text:s/>Third?</text:span></text:p>
      <text:p text:style-name="P14"/>
      <text:p text:style-name="P15"><text:span text:style-name="T35">1-</text:span><text:span text:style-name="T22">11: What percent of friendships are reciprocal?</text:span></text:p>
      <text:p text:style-name="P15"/>
      <text:p text:style-name="P65">1-12: Of all of the possible linkages, how many actually exist (what is the density of the network)?</text:p>
      <text:p text:style-name="P16"/>
      <text:p text:style-name="P66">1-14: What is the transitivity of the network? <text:s/>The higher this value, the more “cliquey” the network is.</text:p>
      <text:p text:style-name="P18"/>
      <text:p text:style-name="P38"><text:span text:style-name="T22">1-15: Who will you interrogate further in step 2 of this lab? <text:s/></text:span><text:span text:style-name="T40">Defend your choices based on the instructions in step 1-15.</text:span></text:p>
      <text:p text:style-name="P38"/>
      <text:p text:style-name="P39"><text:span text:style-name="T40">2-</text:span><text:span text:style-name="T22">20: Copy the word cloud you produce. <text:s/>What is the most commonly occurring word?</text:span></text:p>
      <text:p text:style-name="P39"/>
      <text:p text:style-name="P40"><text:span text:style-name="T22">2-22: Copy the word cloud you produce using your own stop words. <text:s/>What is the most commonly occuring word after you remove your set of stop words?</text:span></text:p>
      <text:p text:style-name="P40"/>
      <text:p text:style-name="P41"><text:span text:style-name="T22">2-24: For the indi</text:span><text:span text:style-name="T42">viduals you are “investigating”, fill in the following table </text:span><text:span text:style-name="T43">(you can delete the Dan_R example)</text:span><text:span text:style-name="T42">:<text:line-break/></text:span></text:p>
      <table:table table:name="Table2" table:style-name="Table2">
        <table:table-column table:style-name="Table2.A"/>
        <table:table-column table:style-name="Table2.B"/>
        <table:table-column table:style-name="Table2.C"/>
        <table:table-row>
          <table:table-cell table:style-name="Table2.A1" office:value-type="string">
            <text:p text:style-name="P91">User ID</text:p>
          </table:table-cell>
          <table:table-cell table:style-name="Table2.A1" office:value-type="string">
            <text:p text:style-name="P91">User(s) mentioned</text:p>
          </table:table-cell>
          <table:table-cell table:style-name="Table2.C1" office:value-type="string">
            <text:p text:style-name="P91">Most Frequently Used Words</text:p>
          </table:table-cell>
        </table:table-row>
        <table:table-row>
          <table:table-cell table:style-name="Table2.A2" office:value-type="string">
            <text:p text:style-name="P89">Dan_R</text:p>
          </table:table-cell>
          <table:table-cell table:style-name="Table2.A2" office:value-type="string">
            <text:p text:style-name="P89">@ashley_n, @tyler_f, <text:span text:style-name="T75">@ideationwm</text:span></text:p>
          </table:table-cell>
          <table:table-cell table:style-name="Table2.C2" office:value-type="string">
            <text:p text:style-name="P89">Nice, lot</text:p>
          </table:table-cell>
        </table:table-row>
        <table:table-row table:style-name="Table2.3">
          <table:table-cell table:style-name="Table2.A2" office:value-type="string">
            <text:p text:style-name="P20"/>
          </table:table-cell>
          <table:table-cell table:style-name="Table2.A2" office:value-type="string">
            <text:p text:style-name="P20"/>
          </table:table-cell>
          <table:table-cell table:style-name="Table2.C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C2" office:value-type="string">
            <text:p text:style-name="P20"/>
          </table:table-cell>
        </table:table-row>
        <table:table-row>
          <table:table-cell table:style-name="Table2.A2" office:value-type="string">
            <text:p text:style-name="P20"/>
          </table:table-cell>
          <table:table-cell table:style-name="Table2.A2" office:value-type="string">
            <text:p text:style-name="P20"/>
          </table:table-cell>
          <table:table-cell table:style-name="Table2.C2" office:value-type="string">
            <text:p text:style-name="P20"/>
          </table:table-cell>
        </table:table-row>
      </table:table>
      <text:p text:style-name="P41"/>
      <text:p text:style-name="P41"/>
      <text:p text:style-name="P41"/>
      <text:p text:style-name="P43"><text:soft-page-break/><text:span text:style-name="T42">2-</text:span><text:span text:style-name="T22">25: </text:span><text:span text:style-name="T44">For the indi</text:span><text:span text:style-name="T42">viduals you are “investigating”, fill in the following table </text:span><text:span text:style-name="T43">(you can delete the Dan_R example)</text:span><text:span text:style-name="T42">:<text:line-break/></text:span></text:p>
      <table:table table:name="Table3" table:style-name="Table3">
        <table:table-column table:style-name="Table3.A"/>
        <table:table-column table:style-name="Table3.B"/>
        <table:table-row>
          <table:table-cell table:style-name="Table3.A1" office:value-type="string">
            <text:p text:style-name="P92">User ID</text:p>
          </table:table-cell>
          <table:table-cell table:style-name="Table3.B1" office:value-type="string">
            <text:p text:style-name="P93">Top-5 <text:span text:style-name="T77">m</text:span>ost commonly associated words</text:p>
          </table:table-cell>
        </table:table-row>
        <table:table-row>
          <table:table-cell table:style-name="Table3.A2" office:value-type="string">
            <text:p text:style-name="P90">Dan_R</text:p>
          </table:table-cell>
          <table:table-cell table:style-name="Table3.B2" office:value-type="string">
            <text:p text:style-name="P94">Laptop?, 900mhz, android?, a.n's, #bigdata </text:p>
          </table:table-cell>
        </table:table-row>
        <table:table-row table:style-name="Table3.3">
          <table:table-cell table:style-name="Table3.A2" office:value-type="string">
            <text:p text:style-name="P88"/>
          </table:table-cell>
          <table:table-cell table:style-name="Table3.B2" office:value-type="string">
            <text:p text:style-name="P88"/>
          </table:table-cell>
        </table:table-row>
        <table:table-row>
          <table:table-cell table:style-name="Table3.A2" office:value-type="string">
            <text:p text:style-name="P88"/>
          </table:table-cell>
          <table:table-cell table:style-name="Table3.B2" office:value-type="string">
            <text:p text:style-name="P88"/>
          </table:table-cell>
        </table:table-row>
        <table:table-row>
          <table:table-cell table:style-name="Table3.A2" office:value-type="string">
            <text:p text:style-name="P88"/>
          </table:table-cell>
          <table:table-cell table:style-name="Table3.B2" office:value-type="string">
            <text:p text:style-name="P88"/>
          </table:table-cell>
        </table:table-row>
      </table:table>
      <text:p text:style-name="P42"/>
      <text:p text:style-name="P44"><text:span text:style-name="T22">2-26: On the list of words most commonly associated with “laptop”, do you see any user names that might prompt further investigation? <text:s/></text:span></text:p>
      <text:p text:style-name="P44"/>
      <text:p text:style-name="P45"><text:span text:style-name="T22">2-30: Write 1-2 paragraphs identifying your final culprit, </text:span><text:span text:style-name="T45">providing the following to backup your claims:</text:span></text:p>
      <text:list xml:id="list4893222233863447358" text:style-name="L1">
        <text:list-item>
          <text:p text:style-name="P46"><text:span text:style-name="T22">A table of relevant analyses (i.e., commonly associated words in different sub-groups)</text:span></text:p>
        </text:list-item>
        <text:list-item>
          <text:p text:style-name="P46"><text:span text:style-name="T22">Relevant quotes from tweets @ your suspect.</text:span></text:p>
        </text:list-item>
        <text:list-item>
          <text:p text:style-name="P46"><text:span text:style-name="T22">The social network itself, and data you used to narrow down who was the true culprit.</text:span></text:p>
        </text:list-item>
        <text:list-item>
          <text:p text:style-name="P46"><text:span text:style-name="T22">Any other evidence you might have found.</text:span></text:p>
        </text:list-item>
      </text:list>
      <text:p text:style-name="P47"/>
      <text:p text:style-name="P55">Stretch Goals <text:span text:style-name="T81">(accomplishing any one of these will award you full credit)</text:span>:</text:p>
      <text:p text:style-name="P51">(1) Visualize your own facebook network! <text:s/>This is unforutnately harder than it was last year due to Facebook making it more difficult to access your own data, but you can follow the detailed guide here: <text:a xlink:type="simple" xlink:href="https://www.linkedin.com/pulse/how-visualize-your-facebook-network-jean-villedieu">https://www.linkedin.com/pulse/how-visualize-your-facebook-network-jean-villedieu</text:a> . <text:s/><text:span text:style-name="T80">Turn in a copy of your individual network.</text:span></text:p>
      <text:p text:style-name="P51"/>
      <text:p text:style-name="P52">(2) <text:span text:style-name="T80">Try visualizing your twitter network! This one is much easier, and can be done using </text:span><text:a xlink:type="simple" xlink:href="http://mentionmapp.com/modules/free/"><text:span text:style-name="T80">http://mentionmapp.com/modules/free/</text:span></text:a><text:span text:style-name="T80"> . <text:s/>Turn in a copy of your individual network.</text:span></text:p>
      <text:p text:style-name="P52"/>
      <text:p text:style-name="P53">(3) <text:span text:style-name="T81">Visualize your linked-in network! <text:s/>This one is also easy compared to Facebook, and can be accomplished at the following site: </text:span><text:a xlink:type="simple" xlink:href="http://socilab.com/"><text:span text:style-name="T81">http://socilab.com/</text:span></text:a><text:span text:style-name="T81"> . <text:s/>To get full credit on this one, identify at least one “clique” in your network – i.e., your friends from high school, William and Mary, or somewhere else you worked (or, write a sentence explaining that you do not have any cliques!).</text:span></text:p>
      <text:p text:style-name="P85"><text:span text:style-name="T22">“</text:span><text:span text:style-name="T46">The Big” Stretch Goal: Make your Own Network with Facebook<text:line-break/></text:span><text:span text:style-name="T56">*</text:span><text:span text:style-name="T57">If you don't have facebook and still want to do this, let us know and we'll get you started!</text:span><text:span text:style-name="T47"><text:line-break/></text:span></text:p>
      <text:list xml:id="list7283473041466013899" text:style-name="L2">
        <text:list-item>
          <text:p text:style-name="P48"><text:span text:style-name="T22"><text:s/></text:span><text:span text:style-name="T49">Data gathering, initial modifications and creation of Your Facebook, CSV files</text:span></text:p>
          <text:p text:style-name="P48"><text:span text:style-name="T22">• Login to Your Facebook</text:span></text:p>
          <text:p text:style-name="P48"><text:span text:style-name="T22">• Go to the search field at the top</text:span></text:p>
          <text:p text:style-name="P48"><text:span text:style-name="T22">• type “friends of [enter your exact Facebook name]” and ENTER</text:span></text:p>
          <text:p text:style-name="P48"><text:span text:style-name="T22">• Choose People field and deliberately scroll to the end until all results have been loaded. </text:span></text:p>
          <text:p text:style-name="P48"><text:span text:style-name="T22">• Control - A to Select All and then Control - C to Copy</text:span></text:p>
          <text:p text:style-name="P48"><text:span text:style-name="T22">• Open Word, Pages, OpenOffice or a similar word processing program and then Control V </text:span></text:p>
          <text:p text:style-name="P48"><text:span text:style-name="T22">• Trim the Head and Tail of the data by deleting everything from the beginning of the paste to your first friend, and from your final friend to the end of the document.</text:span></text:p>
        </text:list-item>
        <text:list-item>
          <text:p text:style-name="P83"><text:span text:style-name="T65">Hit control - A to Select All of the Document from within your Word Processor application and </text:span><text:span text:style-name="T66">s</text:span><text:span text:style-name="T65">ave the file.</text:span></text:p>
        </text:list-item>
        <text:list-item>
          <text:p text:style-name="P48"><text:span text:style-name="T22">Copy </text:span><text:span text:style-name="T48">everything, and then o</text:span><text:span text:style-name="T22">pen Excel, Numbers, Open Office or a similar spreadsheet program and </text:span><text:span text:style-name="T48">p</text:span><text:span text:style-name="T22">aste the text directly into the spreadsheet. I generally select and delete unused columns and rows.</text:span></text:p>
        </text:list-item>
        <text:list-item>
          <text:p text:style-name="P48"><text:span text:style-name="T22">Export to CSV (comma separated values) format using Unicode (UTF-8)</text:span></text:p>
        </text:list-item>
        <text:list-item>
          <text:p text:style-name="P48"><text:span text:style-name="T22">Import Data to R </text:span><text:span text:style-name="T48">using the readcsv, just like earlier in this lab.</text:span></text:p>
        </text:list-item>
        <text:list-item>
          <text:p text:style-name="P49"><text:span text:style-name="T22">Create </text:span><text:span text:style-name="T48">a new R </text:span><text:span text:style-name="T22">script file!</text:span></text:p>
        </text:list-item>
        <text:list-item>
          <text:p text:style-name="P49"><text:span text:style-name="T22">Create character vector from </text:span><text:span text:style-name="T48">the </text:span><text:span text:style-name="T22">data frame, print the object and note logic and patterns</text:span></text:p>
        </text:list-item>
        <text:list-item>
          <text:p text:style-name="P48"><text:span text:style-name="T22">Find common repetitive string in vector (Friend FriendsMessage More Options), tell R to </text:span></text:p>
        </text:list-item>
        <text:list-item>
          <text:p text:style-name="P48"><text:span text:style-name="T22">Find pattern in the line that gives “mutual friend” and create a vector also returning “0 </text:span></text:p>
        </text:list-item>
        <text:list-item>
          <text:p text:style-name="P48"><text:span text:style-name="T22">Create the name vector from the list and clean it</text:span></text:p>
        </text:list-item>
        <text:list-item>
          <text:p text:style-name="P48"><text:span text:style-name="T22">Create the mutual friends vector and then from it create separate vectors for friend 1 &amp; </text:span><text:span text:style-name="T48">n</text:span><text:span text:style-name="T22">ote the number of variables and the number of observations</text:span></text:p>
        </text:list-item>
        <text:list-item>
          <text:p text:style-name="P48"><text:span text:style-name="T48">F</text:span><text:span text:style-name="T22">ind that pattern throughout the vector object and split the vector into a list of vectors based on that reoccurring pattern - line 17 mutual friends” when there is no common friend</text:span></text:p>
        </text:list-item>
      </text:list>
      <text:p text:style-name="P50"><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language-asian="zh" style:country-asian="CN" style:font-style-asian="normal" style:font-weight-asian="normal" style:font-name-complex="Arial Unicode MS" style:font-family-complex="'Arial Unicode MS'" style:font-family-generic-complex="swiss" style:font-size-complex="11pt" style:language-complex="hi" style:country-complex="IN"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4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5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6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7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8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9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0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1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2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3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4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WW8Num1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WW8Num1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WW8Num1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page-layout style:name="Mpm1">
      <style:page-layout-properties fo:page-width="8.2681in" fo:page-height="11.6929in" style:num-format="1" style:print-orientation="landscape" fo:margin-top="0.4925in" fo:margin-bottom="0.5902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173DT9H16M54S</meta:editing-duration>
    <meta:generator>LibreOffice/4.2.8.2$Linux_x86 LibreOffice_project/420m0$Build-2</meta:generator>
    <dc:date>2015-10-08T11:25:12.557500218</dc:date>
    <meta:editing-cycles>100</meta:editing-cycles>
    <meta:document-statistic meta:table-count="3" meta:image-count="0" meta:object-count="0" meta:page-count="9" meta:paragraph-count="128" meta:word-count="3265" meta:character-count="19689" meta:non-whitespace-character-count="16184"/>
  </office:meta>
</office:document-meta>
</file>